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ackground-color="#00599d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4">
      <style:table-cell-properties fo:background-color="#dddddd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4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99"/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cccccc" fo:border="0.74pt solid #000000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81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729fcf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8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81">
      <style:table-cell-properties fo:background-color="#b4c7dc" fo:border="0.74pt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ce15"/>
        <table:table-column table:style-name="co5" table:visibility="collapse" table:default-cell-style-name="ce15"/>
        <table:table-column table:style-name="co4" table:number-columns-repeated="6" table:default-cell-style-name="Default"/>
        <table:table-column table:style-name="co4" table:default-cell-style-name="ce62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TELAS</text:p>
          </table:table-cell>
          <table:table-cell table:style-name="ce6" office:value-type="string" calcext:value-type="string">
            <text:p>FUNDO</text:p>
          </table:table-cell>
          <table:table-cell table:style-name="ce6" office:value-type="string" calcext:value-type="string">
            <text:p>MEDIDOR(A)</text:p>
          </table:table-cell>
          <table:table-cell/>
          <table:table-cell table:style-name="Default" table:number-columns-repeated="2"/>
          <table:table-cell/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string" calcext:value-type="string" table:number-columns-spanned="2" table:number-rows-spanned="1">
            <text:p>MEDIA</text:p>
          </table:table-cell>
          <table:covered-table-cell table:style-name="ce51"/>
          <table:table-cell table:style-name="ce55" office:value-type="string" calcext:value-type="string" table:number-columns-spanned="3" table:number-rows-spanned="1">
            <text:p>PADRÃO</text:p>
          </table:table-cell>
          <table:covered-table-cell table:style-name="ce25"/>
          <table:covered-table-cell/>
          <table:table-cell table:style-name="ce31" office:value-type="string" calcext:value-type="string" table:number-columns-spanned="4" table:number-rows-spanned="1">
            <text:p>VALORES MEDIDOS NO EXAME FUNCIONAL</text:p>
          </table:table-cell>
          <table:covered-table-cell table:style-name="ce25"/>
          <table:covered-table-cell table:style-name="ce62"/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TELA 0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300" calcext:value-type="float">
            <text:p>1.300,00</text:p>
          </table:table-cell>
          <table:table-cell/>
          <table:table-cell table:style-name="Default" table:number-columns-repeated="2"/>
          <table:table-cell/>
          <table:table-cell table:style-name="ce42" table:formula="of:=IF([.B2]=120;[.C2];&quot;&quot;)" office:value-type="float" office:value="1300" calcext:value-type="float">
            <text:p>1.300,00</text:p>
          </table:table-cell>
          <table:table-cell table:style-name="ce42" table:formula="of:=IF([.B4]=255;[.C4];&quot;&quot;)" office:value-type="float" office:value="4600" calcext:value-type="float">
            <text:p>4.600,00</text:p>
          </table:table-cell>
          <table:table-cell table:style-name="ce42" table:formula="of:=IF([.B3]=0;[.C3];&quot;&quot;)" office:value-type="float" office:value="2000" calcext:value-type="float">
            <text:p>2.000,00</text:p>
          </table:table-cell>
          <table:table-cell table:style-name="ce48" office:value-type="float" office:value="120" calcext:value-type="float">
            <text:p>120</text:p>
          </table:table-cell>
          <table:table-cell table:style-name="ce52" table:formula="of:=AVERAGEIF([.B2:.B34];120;[.C2:.C34])" office:value-type="float" office:value="1536.72727272727" calcext:value-type="float">
            <text:p>1536,72727272727</text:p>
          </table:table-cell>
          <table:table-cell table:style-name="ce56" office:value-type="string" calcext:value-type="string">
            <text:p>INTENSIDADE</text:p>
          </table:table-cell>
          <table:table-cell table:style-name="ce59" office:value-type="string" calcext:value-type="string">
            <text:p>CORRENTE(A)</text:p>
          </table:table-cell>
          <table:table-cell table:style-name="ce59" office:value-type="string" calcext:value-type="string">
            <text:p>LUMENS(LM/FT²)</text:p>
          </table:table-cell>
          <table:table-cell table:style-name="ce23" office:value-type="float" office:value="125" calcext:value-type="float">
            <text:p>125</text:p>
          </table:table-cell>
          <table:table-cell table:style-name="ce34" office:value-type="float" office:value="0.0000001556" calcext:value-type="float" table:number-columns-spanned="3" table:number-rows-spanned="1">
            <text:p>1,56E-07</text:p>
          </table:table-cell>
          <table:covered-table-cell table:number-columns-repeated="2" table:style-name="ce26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42" table:formula="of:=IF([.B5]=120;[.C5];&quot;&quot;)" office:value-type="float" office:value="1500" calcext:value-type="float">
            <text:p>1.500,00</text:p>
          </table:table-cell>
          <table:table-cell table:style-name="ce42" table:formula="of:=IF([.B7]=255;[.C7];&quot;&quot;)" office:value-type="float" office:value="4870" calcext:value-type="float">
            <text:p>4.870,00</text:p>
          </table:table-cell>
          <table:table-cell table:style-name="ce42" table:formula="of:=IF([.B6]=0;[.C6];&quot;&quot;)" office:value-type="float" office:value="1900" calcext:value-type="float">
            <text:p>1.900,0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AVERAGEIF([.B2:.B34];0;[.C2:.C34])" office:value-type="float" office:value="1995.45454545455" calcext:value-type="float">
            <text:p>1995,45454545455</text:p>
          </table:table-cell>
          <table:table-cell table:style-name="ce57" office:value-type="float" office:value="125" calcext:value-type="float">
            <text:p>125</text:p>
          </table:table-cell>
          <table:table-cell table:style-name="ce60" office:value-type="float" office:value="0.00000015" calcext:value-type="float">
            <text:p>1,50E-07</text:p>
          </table:table-cell>
          <table:table-cell table:style-name="ce60" office:value-type="float" office:value="6" calcext:value-type="float">
            <text:p>6,00E+0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.00000000192" calcext:value-type="float" table:number-columns-spanned="3" table:number-rows-spanned="1">
            <text:p>1,92E-09</text:p>
          </table:table-cell>
          <table:covered-table-cell table:number-columns-repeated="2" table:style-name="ce26"/>
        </table:table-row>
        <table:table-row table:style-name="ro1">
          <table:covered-table-cell table:style-name="ce3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/>
          <table:table-cell table:style-name="ce42" table:formula="of:=IF([.B8]=120;[.C8];&quot;&quot;)" office:value-type="float" office:value="1524" calcext:value-type="float">
            <text:p>1.524,00</text:p>
          </table:table-cell>
          <table:table-cell table:style-name="ce42" table:formula="of:=IF([.B10]=255;[.C10];&quot;&quot;)" office:value-type="float" office:value="4960" calcext:value-type="float">
            <text:p>4.960,00</text:p>
          </table:table-cell>
          <table:table-cell table:style-name="ce42" table:formula="of:=IF([.B9]=0;[.C9];&quot;&quot;)" office:value-type="float" office:value="2100" calcext:value-type="float">
            <text:p>2.100,00</text:p>
          </table:table-cell>
          <table:table-cell table:style-name="ce48" office:value-type="float" office:value="255" calcext:value-type="float">
            <text:p>255</text:p>
          </table:table-cell>
          <table:table-cell table:style-name="ce52" table:formula="of:=AVERAGEIF([.B2:.B34];255;[.C2:.C34])" office:value-type="float" office:value="4993.63636363636" calcext:value-type="float">
            <text:p>4993,63636363636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.000000002" calcext:value-type="float">
            <text:p>2,00E-09</text:p>
          </table:table-cell>
          <table:table-cell table:style-name="ce60" office:value-type="float" office:value="0.085" calcext:value-type="float">
            <text:p>8,50E-02</text:p>
          </table:table-cell>
          <table:table-cell table:style-name="ce23" office:value-type="float" office:value="255" calcext:value-type="float">
            <text:p>255</text:p>
          </table:table-cell>
          <table:table-cell table:style-name="ce34" office:value-type="float" office:value="0.000000492" calcext:value-type="float" table:number-columns-spanned="3" table:number-rows-spanned="1">
            <text:p>4,92E-07</text:p>
          </table:table-cell>
          <table:covered-table-cell table:number-columns-repeated="2" table:style-name="ce26"/>
        </table:table-row>
        <table:table-row table:style-name="ro1">
          <table:table-cell table:style-name="ce4" office:value-type="string" calcext:value-type="string" table:number-columns-spanned="1" table:number-rows-spanned="3">
            <text:p>TELA 1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/>
          <table:table-cell table:style-name="ce42" table:formula="of:=IF([.B11]=120;[.C11];&quot;&quot;)" office:value-type="float" office:value="1660" calcext:value-type="float">
            <text:p>1.660,00</text:p>
          </table:table-cell>
          <table:table-cell table:style-name="ce42" table:formula="of:=IF([.B13]=255;[.C13];&quot;&quot;)" office:value-type="float" office:value="5300" calcext:value-type="float">
            <text:p>5.300,00</text:p>
          </table:table-cell>
          <table:table-cell table:style-name="ce42" table:formula="of:=IF([.B12]=0;[.C12];&quot;&quot;)" office:value-type="float" office:value="2000" calcext:value-type="float">
            <text:p>2.000,00</text:p>
          </table:table-cell>
          <table:table-cell table:number-columns-repeated="2"/>
          <table:table-cell table:style-name="ce57" office:value-type="float" office:value="255" calcext:value-type="float">
            <text:p>255</text:p>
          </table:table-cell>
          <table:table-cell table:style-name="ce60" office:value-type="float" office:value="0.0000005" calcext:value-type="float">
            <text:p>5,00E-07</text:p>
          </table:table-cell>
          <table:table-cell table:style-name="ce60" office:value-type="float" office:value="19" calcext:value-type="float">
            <text:p>1,90E+0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/>
          <table:table-cell table:style-name="ce42" table:formula="of:=IF([.B14]=120;[.C14];&quot;&quot;)" office:value-type="float" office:value="1590" calcext:value-type="float">
            <text:p>1.590,00</text:p>
          </table:table-cell>
          <table:table-cell table:style-name="ce42" table:formula="of:=IF([.B16]=255;[.C16];&quot;&quot;)" office:value-type="float" office:value="4730" calcext:value-type="float">
            <text:p>4.730,00</text:p>
          </table:table-cell>
          <table:table-cell table:style-name="ce42" table:formula="of:=IF([.B15]=0;[.C15];&quot;&quot;)" office:value-type="float" office:value="1980" calcext:value-type="float">
            <text:p>1.980,00</text:p>
          </table:table-cell>
          <table:table-cell table:style-name="ce30"/>
          <table:table-cell table:number-columns-repeated="8"/>
        </table:table-row>
        <table:table-row table:style-name="ro1">
          <table:covered-table-cell table:style-name="ce4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/>
          <table:table-cell table:style-name="ce42" table:formula="of:=IF([.B17]=120;[.C17];&quot;&quot;)" office:value-type="float" office:value="1580" calcext:value-type="float">
            <text:p>1.580,00</text:p>
          </table:table-cell>
          <table:table-cell table:style-name="ce42" table:formula="of:=IF([.B19]=255;[.C19];&quot;&quot;)" office:value-type="float" office:value="4900" calcext:value-type="float">
            <text:p>4.900,00</text:p>
          </table:table-cell>
          <table:table-cell table:style-name="ce42" table:formula="of:=IF([.B18]=0;[.C18];&quot;&quot;)" office:value-type="float" office:value="2300" calcext:value-type="float">
            <text:p>2.300,00</text:p>
          </table:table-cell>
          <table:table-cell table:style-name="ce47" office:value-type="string" calcext:value-type="string" table:number-columns-spanned="2" table:number-rows-spanned="1">
            <text:p>DESVIO PADRÃO</text:p>
          </table:table-cell>
          <table:covered-table-cell table:style-name="ce51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3">
            <text:p>TELA 2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524" calcext:value-type="float">
            <text:p>1.524,00</text:p>
          </table:table-cell>
          <table:table-cell/>
          <table:table-cell table:style-name="Default" table:number-columns-repeated="2"/>
          <table:table-cell/>
          <table:table-cell table:style-name="ce42" table:formula="of:=IF([.B20]=120;[.C20];&quot;&quot;)" office:value-type="float" office:value="1600" calcext:value-type="float">
            <text:p>1.600,00</text:p>
          </table:table-cell>
          <table:table-cell table:style-name="ce42" table:formula="of:=IF([.B22]=255;[.C22];&quot;&quot;)" office:value-type="float" office:value="5400" calcext:value-type="float">
            <text:p>5.400,00</text:p>
          </table:table-cell>
          <table:table-cell table:style-name="ce42" table:formula="of:=IF([.B21]=0;[.C21];&quot;&quot;)" office:value-type="float" office:value="1900" calcext:value-type="float">
            <text:p>1.900,00</text:p>
          </table:table-cell>
          <table:table-cell table:style-name="ce48" office:value-type="float" office:value="120" calcext:value-type="float">
            <text:p>120</text:p>
          </table:table-cell>
          <table:table-cell table:style-name="ce52" table:number-matrix-columns-spanned="1" table:number-matrix-rows-spanned="1" table:formula="of:=COM.MICROSOFT.STDEV.P(COM.MICROSOFT.FILTER([.C2:.C34];[.B2:.B34]=120))" office:value-type="float" office:value="103.720858697398" calcext:value-type="float">
            <text:p>103,720858697398</text:p>
          </table:table-cell>
          <table:table-cell table:number-columns-repeated="7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/>
          <table:table-cell table:style-name="ce42" table:formula="of:=IF([.B23]=120;[.C23];&quot;&quot;)" office:value-type="float" office:value="1500" calcext:value-type="float">
            <text:p>1.500,00</text:p>
          </table:table-cell>
          <table:table-cell table:style-name="ce42" table:formula="of:=IF([.B25]=255;[.C25];&quot;&quot;)" office:value-type="float" office:value="5200" calcext:value-type="float">
            <text:p>5.200,00</text:p>
          </table:table-cell>
          <table:table-cell table:style-name="ce42" table:formula="of:=IF([.B24]=0;[.C24];&quot;&quot;)" office:value-type="float" office:value="1800" calcext:value-type="float">
            <text:p>1.800,0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number-matrix-columns-spanned="1" table:number-matrix-rows-spanned="1" table:formula="of:=COM.MICROSOFT.STDEV.P(COM.MICROSOFT.FILTER([.C2:.C34];[.B2:.B34]=0))" office:value-type="float" office:value="128.30104062241" calcext:value-type="float">
            <text:p>128,30104062241</text:p>
          </table:table-cell>
          <table:table-cell table:number-columns-repeated="7"/>
        </table:table-row>
        <table:table-row table:style-name="ro1">
          <table:covered-table-cell table:style-name="ce3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960" calcext:value-type="float">
            <text:p>4.960,00</text:p>
          </table:table-cell>
          <table:table-cell/>
          <table:table-cell table:style-name="Default" table:number-columns-repeated="2"/>
          <table:table-cell/>
          <table:table-cell table:style-name="ce42" table:formula="of:=IF([.B26]=120;[.C26];&quot;&quot;)" office:value-type="float" office:value="1700" calcext:value-type="float">
            <text:p>1.700,00</text:p>
          </table:table-cell>
          <table:table-cell table:style-name="ce42" table:formula="of:=IF([.B28]=255;[.C28];&quot;&quot;)" office:value-type="float" office:value="5500" calcext:value-type="float">
            <text:p>5.500,00</text:p>
          </table:table-cell>
          <table:table-cell table:style-name="ce42" table:formula="of:=IF([.B27]=0;[.C27];&quot;&quot;)" office:value-type="float" office:value="1970" calcext:value-type="float">
            <text:p>1.970,00</text:p>
          </table:table-cell>
          <table:table-cell table:style-name="ce48" office:value-type="float" office:value="255" calcext:value-type="float">
            <text:p>255</text:p>
          </table:table-cell>
          <table:table-cell table:style-name="ce52" table:number-matrix-columns-spanned="1" table:number-matrix-rows-spanned="1" table:formula="of:=COM.MICROSOFT.STDEV.P(COM.MICROSOFT.FILTER([.C2:.C34];[.B2:.B34]=255))" office:value-type="float" office:value="298.154100707327" calcext:value-type="float">
            <text:p>298,15410070732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">
            <text:p>TELA 3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660" calcext:value-type="float">
            <text:p>1.660,00</text:p>
          </table:table-cell>
          <table:table-cell/>
          <table:table-cell table:style-name="Default" table:number-columns-repeated="2"/>
          <table:table-cell/>
          <table:table-cell table:style-name="ce42" table:formula="of:=IF([.B29]=120;[.C29];&quot;&quot;)" office:value-type="float" office:value="1500" calcext:value-type="float">
            <text:p>1.500,00</text:p>
          </table:table-cell>
          <table:table-cell table:style-name="ce42" table:formula="of:=IF([.B31]=255;[.C31];&quot;&quot;)" office:value-type="float" office:value="4870" calcext:value-type="float">
            <text:p>4.870,00</text:p>
          </table:table-cell>
          <table:table-cell table:style-name="ce42" table:formula="of:=IF([.B30]=0;[.C30];&quot;&quot;)" office:value-type="float" office:value="2100" calcext:value-type="float">
            <text:p>2.100,00</text:p>
          </table:table-cell>
          <table:table-cell table:number-columns-repeated="9"/>
        </table:table-row>
        <table:table-row table:style-name="ro1">
          <table:covered-table-cell table:style-name="ce3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42" table:formula="of:=IF([.B32]=120;[.C32];&quot;&quot;)" office:value-type="float" office:value="1450" calcext:value-type="float">
            <text:p>1.450,00</text:p>
          </table:table-cell>
          <table:table-cell table:style-name="ce42" table:formula="of:=IF([.B34]=255;[.C34];&quot;&quot;)" office:value-type="float" office:value="4600" calcext:value-type="float">
            <text:p>4.600,00</text:p>
          </table:table-cell>
          <table:table-cell table:style-name="ce42" table:formula="of:=IF([.B33]=0;[.C33];&quot;&quot;)" office:value-type="float" office:value="1900" calcext:value-type="float">
            <text:p>1.900,00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5300" calcext:value-type="float">
            <text:p>5.300,00</text:p>
          </table:table-cell>
          <table:table-cell/>
          <table:table-cell table:style-name="Default" table:number-columns-repeated="2"/>
          <table:table-cell table:style-name="ce38" office:value-type="string" calcext:value-type="string">
            <text:p>TOTAL</text:p>
          </table:table-cell>
          <table:table-cell table:style-name="ce43" table:formula="of:=SUM([.H2:.H12])" office:value-type="float" office:value="16904" calcext:value-type="float">
            <text:p>16.904,00</text:p>
          </table:table-cell>
          <table:table-cell table:style-name="ce43" table:formula="of:=SUM([.I2:.I12])" office:value-type="float" office:value="54930" calcext:value-type="float">
            <text:p>54.930,00</text:p>
          </table:table-cell>
          <table:table-cell table:style-name="ce46" table:formula="of:=SUM([.J2:.J12])" office:value-type="float" office:value="21950" calcext:value-type="float">
            <text:p>2195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1" table:number-rows-spanned="3">
            <text:p>TELA 4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590" calcext:value-type="float">
            <text:p>1.590,00</text:p>
          </table:table-cell>
          <table:table-cell/>
          <table:table-cell table:style-name="Default" table:number-columns-repeated="2"/>
          <table:table-cell table:style-name="ce39" office:value-type="string" calcext:value-type="string">
            <text:p>MEDIA</text:p>
          </table:table-cell>
          <table:table-cell table:style-name="ce44" office:value-type="float" office:value="1536.72" calcext:value-type="float">
            <text:p>1536,72</text:p>
          </table:table-cell>
          <table:table-cell table:style-name="ce45" office:value-type="float" office:value="1995.45" calcext:value-type="float">
            <text:p>1995,45</text:p>
          </table:table-cell>
          <table:table-cell table:style-name="ce45" office:value-type="float" office:value="4993.45" calcext:value-type="float">
            <text:p>4993,45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80" calcext:value-type="float">
            <text:p>1.98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730" calcext:value-type="float">
            <text:p>4.73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" table:number-rows-spanned="3">
            <text:p>TELA 5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80" calcext:value-type="float">
            <text:p>1.58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3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300" calcext:value-type="float">
            <text:p>2.3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4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900" calcext:value-type="float">
            <text:p>4.9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3">
            <text:p>TELA 6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600" calcext:value-type="float">
            <text:p>1.6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5400" calcext:value-type="float">
            <text:p>5.4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" table:number-rows-spanned="3">
            <text:p>TELA 7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4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5200" calcext:value-type="float">
            <text:p>5.2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3">
            <text:p>TELA 8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700" calcext:value-type="float">
            <text:p>1.7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70" calcext:value-type="float">
            <text:p>1.97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5500" calcext:value-type="float">
            <text:p>5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" table:number-rows-spanned="3">
            <text:p>TELA 9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4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3">
            <text:p>TELA 10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450" calcext:value-type="float">
            <text:p>1.45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4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style-name="ce18"/>
          <table:table-cell table:number-columns-repeated="12"/>
        </table:table-row>
        <table:table-row table:style-name="ro1">
          <table:covered-table-cell table:style-name="ce5"/>
          <table:table-cell table:style-name="ce36" office:value-type="float" office:value="255" calcext:value-type="float">
            <text:p>255,00</text:p>
          </table:table-cell>
          <table:table-cell table:style-name="ce36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09:37:21.8647315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7:11:17.623791357</meta:creation-date>
    <dc:date>2025-04-25T09:37:58.048015403</dc:date>
    <meta:editing-duration>PT1H23M24S</meta:editing-duration>
    <meta:editing-cycles>8</meta:editing-cycles>
    <meta:generator>LibreOffice/24.8.6.2$Linux_X86_64 LibreOffice_project/d50be90c1d90f0f90a5235ffcbbafbbfa38a83c2</meta:generator>
    <meta:document-statistic meta:table-count="1" meta:cell-count="158" meta:object-count="0"/>
  </office:meta>
</office:document-meta>
</file>